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3811" calcext:value-type="float">
            <text:p>3811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17:44:43.03895745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17:45:45.795725276</dc:date>
    <meta:generator>LibreOffice/6.0.6.1$Linux_X86_64 LibreOffice_project/00$Build-1</meta:generator>
    <meta:editing-duration>PT38M26S</meta:editing-duration>
    <meta:editing-cycles>23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8.242cm" svg:y="0.359cm" chart:style-name="ch2">
          <text:p>string write each char</text:p>
        </chart:title>
        <chart:legend chart:legend-position="bottom" svg:x="11.03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332cm" svg:y="1.933cm" svg:width="18.954cm" svg:height="7.154cm"/>
          <chart:axis chart:dimension="x" chart:name="primary-x" chart:style-name="ch5" chartooo:axis-type="auto">
            <chartooo:date-scale/>
            <chart:title svg:x="0.389cm" svg:y="6.046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2cm" svg:y="0.554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8">
                <text:p>8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3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e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3811">
                <text:p>3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